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 style:list-style-name="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 3 git commands:</text:p>
      <text:p text:style-name="Standard"/>
      <text:p text:style-name="Standard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echo "# asdm1" &gt;&gt; README.md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init</text:p>
      <text:p text:style-name="P2">Reinitialized existing Git repository in C:/Users/dac/Desktop/190845920085/git/.git/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status</text:p>
      <text:p text:style-name="P2">On branch master</text:p>
      <text:p text:style-name="P2">Changes not staged for commit:</text:p>
      <text:p text:style-name="P2"><text:s text:c="2"/>(use "git add &lt;file&gt;..." to update what will be committed)</text:p>
      <text:p text:style-name="P2"><text:s text:c="2"/>(use "git restore &lt;file&gt;..." to discard changes in working directory)</text:p>
      <text:p text:style-name="P1"><text:span text:style-name="T5"><text:s text:c="8"/></text:span><text:span text:style-name="T6">modified: <text:s text:c="2"/>README.md</text:span></text:p>
      <text:p text:style-name="P3"/>
      <text:p text:style-name="P2">Untracked files:</text:p>
      <text:p text:style-name="P2"><text:s text:c="2"/>(use "git add &lt;file&gt;..." to include in what will be committed)</text:p>
      <text:p text:style-name="P1"><text:span text:style-name="T5"><text:s text:c="8"/></text:span><text:span text:style-name="T6">sss.odt</text:span></text:p>
      <text:p text:style-name="P3"/>
      <text:p text:style-name="P2">no changes added to commit (use "git add" and/or "git commit -a")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add README.md</text:p>
      <text:p text:style-name="P2">warning: LF will be replaced by CRLF in README.md.</text:p>
      <text:p text:style-name="P2">The file will have its original line endings in your working directory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status</text:p>
      <text:p text:style-name="P2">On branch master</text:p>
      <text:p text:style-name="P2">Changes to be committed:</text:p>
      <text:p text:style-name="P2"><text:s text:c="2"/>(use "git restore --staged &lt;file&gt;..." to unstage)</text:p>
      <text:p text:style-name="P1"><text:span text:style-name="T5"><text:s text:c="8"/></text:span><text:span text:style-name="T1">modified: <text:s text:c="2"/>README.md</text:span></text:p>
      <text:p text:style-name="P4"/>
      <text:p text:style-name="P2">Untracked files:</text:p>
      <text:p text:style-name="P2"><text:s text:c="2"/>(use "git add &lt;file&gt;..." to include in what will be committed)</text:p>
      <text:p text:style-name="P1"><text:span text:style-name="T5"><text:s text:c="8"/></text:span><text:span text:style-name="T6">sss.odt</text:span></text:p>
      <text:p text:style-name="P3"/>
      <text:p text:style-name="P3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commit -m "first commit"</text:p>
      <text:p text:style-name="P2">[master b23b2b8] first commit</text:p>
      <text:p text:style-name="P2"><text:s/>1 file changed, 1 insertion(+)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remote add origin https://github.com/snehalssapkal/asdm1.git</text:p>
      <text:p text:style-name="P2">fatal: remote origin already exists.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push -u origin master</text:p>
      <text:p text:style-name="P2">fatal: unable to access 'https://github.com/snehalssapkal/Asdm.git/': Could not resolve proxy: proxy.server.com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remote add origin https://github.com/snehalssapkal/asdm1.git</text:p>
      <text:p text:style-name="P2">fatal: remote origin already exists.</text:p>
      <text:p text:style-name="P2"/>
      <text:p text:style-name="P1"><text:span text:style-name="T1">dac@IET38 </text:span><text:span text:style-name="T2">MINGW64 </text:span><text:span text:style-name="T3">~/Desktop/190845920085/git</text:span><text:span text:style-name="T4"> (master)</text:span></text:p>
      <text:p text:style-name="P2">$ git push -u origin master</text:p>
      <text:p text:style-name="P2">fatal: unable to access 'https://github.com/snehalssapkal/Asdm.git/': Could not resolve proxy: proxy.server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5</meta:editing-cycles>
    <meta:generator>OpenOffice/4.1.6$Win32 OpenOffice.org_project/416m1$Build-9790</meta:generator>
    <dc:date>2019-12-31T11:34:37.84</dc:date>
    <meta:document-statistic meta:table-count="0" meta:image-count="0" meta:object-count="0" meta:page-count="1" meta:paragraph-count="46" meta:word-count="246" meta:character-count="1986"/>
    <meta:user-defined meta:name="Info 1"/>
    <meta:user-defined meta:name="Info 2"/>
    <meta:user-defined meta:name="Info 3"/>
    <meta:user-defined meta:name="Info 4"/>
  </office:meta>
</office:document-meta>
</file>